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2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3.81cm" svg:y="0cm">
          <text:p text:style-name="P1"><text:span text:style-name="T1">Super-Reflective Layer</text:span></text:p>
          <text:p text:style-name="P1"><text:span text:style-name="T2">planning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3.81cm" svg:y="5.08cm">
          <text:p text:style-name="P1"><text:span text:style-name="T1">Reflective Layer</text:span></text:p>
          <text:p text:style-name="P1"><text:span text:style-name="T2">planning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3.81cm" svg:y="10.16cm">
          <text:p text:style-name="P1"><text:span text:style-name="T1">Deliberative Layer</text:span></text:p>
          <text:p text:style-name="P1"><text:span text:style-name="T2">planning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3.81cm" svg:y="15.24cm">
          <text:p text:style-name="P1"><text:span text:style-name="T1">Learned Reactive Layer</text:span></text:p>
          <text:p text:style-name="P1"><text:span text:style-name="T2">controllable 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62cm" svg:y1="15.24cm" svg:x2="7.62cm" svg:y2="12.7cm">
          <text:p/>
        </draw:line>
        <draw:frame draw:style-name="gr3" draw:text-style-name="P3" draw:layer="layout" svg:width="3.936cm" svg:height="0.954cm" svg:x="7.62cm" svg:y="13.492cm">
          <draw:text-box>
            <text:p><text:span text:style-name="T1">“</text:span><text:span text:style-name="T1">Experience”</text:span></text:p>
          </draw:text-box>
        </draw:frame>
        <draw:line draw:style-name="gr2" draw:text-style-name="P2" draw:layer="layout" svg:x1="7.62cm" svg:y1="10.16cm" svg:x2="7.62cm" svg:y2="7.62cm">
          <text:p/>
        </draw:line>
        <draw:frame draw:style-name="gr3" draw:text-style-name="P3" draw:layer="layout" svg:width="3.936cm" svg:height="0.954cm" svg:x="7.62cm" svg:y="8.413cm">
          <draw:text-box>
            <text:p><text:span text:style-name="T1">“</text:span><text:span text:style-name="T1">Experience”</text:span></text:p>
          </draw:text-box>
        </draw:frame>
        <draw:line draw:style-name="gr2" draw:text-style-name="P2" draw:layer="layout" svg:x1="7.62cm" svg:y1="5.08cm" svg:x2="7.62cm" svg:y2="2.54cm">
          <text:p/>
        </draw:line>
        <draw:frame draw:style-name="gr3" draw:text-style-name="P3" draw:layer="layout" svg:width="3.936cm" svg:height="0.954cm" svg:x="7.652cm" svg:y="3.332cm">
          <draw:text-box>
            <text:p><text:span text:style-name="T1">“</text:span><text:span text:style-name="T1">Experience”</text:span></text:p>
          </draw:text-box>
        </draw:frame>
        <draw:line draw:style-name="gr2" draw:text-style-name="P2" draw:layer="layout" svg:x1="0cm" svg:y1="1.27cm" svg:x2="3.81cm" svg:y2="1.27cm">
          <text:p/>
        </draw:line>
        <draw:frame draw:style-name="gr4" draw:text-style-name="P3" draw:layer="layout" svg:width="3.898cm" svg:height="0.954cm" svg:x="-0.158cm" svg:y="0.317cm">
          <draw:text-box>
            <text:p><text:span text:style-name="T1">“</text:span><text:span text:style-name="T1">Being Told”</text:span></text:p>
          </draw:text-box>
        </draw:frame>
        <draw:line draw:style-name="gr2" draw:text-style-name="P2" draw:layer="layout" svg:x1="0cm" svg:y1="6.35cm" svg:x2="3.81cm" svg:y2="6.35cm">
          <text:p/>
        </draw:line>
        <draw:frame draw:style-name="gr4" draw:text-style-name="P3" draw:layer="layout" svg:width="3.898cm" svg:height="0.954cm" svg:x="-0.158cm" svg:y="5.396cm">
          <draw:text-box>
            <text:p><text:span text:style-name="T1">“</text:span><text:span text:style-name="T1">Being Told”</text:span></text:p>
          </draw:text-box>
        </draw:frame>
        <draw:line draw:style-name="gr2" draw:text-style-name="P2" draw:layer="layout" svg:x1="0cm" svg:y1="11.43cm" svg:x2="3.81cm" svg:y2="11.43cm">
          <text:p/>
        </draw:line>
        <draw:frame draw:style-name="gr4" draw:text-style-name="P3" draw:layer="layout" svg:width="3.898cm" svg:height="0.954cm" svg:x="-0.158cm" svg:y="10.477cm">
          <draw:text-box>
            <text:p><text:span text:style-name="T1">“</text:span><text:span text:style-name="T1">Being Told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9T13:40:34</dc:date>
    <dc:creator>neptune </dc:creator>
    <meta:editing-duration>P5DT20H55M36S</meta:editing-duration>
    <meta:editing-cycles>53</meta:editing-cycles>
    <meta:generator>LibreOffice/3.5$Linux_X86_64 LibreOffice_project/350m1$Build-2</meta:generator>
    <meta:document-statistic meta:object-count="16"/>
  </office:meta>
</office:document-meta>
</file>